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7244" officeooo:paragraph-rsid="0027a310"/>
    </style:style>
    <style:style style:name="T1" style:family="text">
      <style:text-properties fo:language="en" fo:country="US" fo:font-style="normal" officeooo:rsid="0016f5d8" style:font-style-asian="normal" style:font-style-complex="normal"/>
    </style:style>
    <style:style style:name="T2" style:family="text">
      <style:text-properties fo:language="en" fo:country="US" fo:font-style="normal" officeooo:rsid="001b5141" style:font-style-asian="normal" style:font-style-complex="normal"/>
    </style:style>
    <style:style style:name="T3" style:family="text">
      <style:text-properties fo:language="en" fo:country="US" fo:font-style="normal" officeooo:rsid="00253480" style:font-style-asian="normal" style:font-style-complex="normal"/>
    </style:style>
    <style:style style:name="T4" style:family="text">
      <style:text-properties fo:language="en" fo:country="US" fo:font-style="normal" officeooo:rsid="00260ec4" style:font-style-asian="normal" style:font-style-complex="normal"/>
    </style:style>
    <style:style style:name="T5" style:family="text">
      <style:text-properties fo:language="en" fo:country="US" fo:font-style="normal" officeooo:rsid="0027a310" style:font-style-asian="normal" style:font-style-complex="normal"/>
    </style:style>
    <style:style style:name="T6" style:family="text">
      <style:text-properties fo:language="en" fo:country="US" fo:font-style="normal" officeooo:rsid="00280ac7" style:font-style-asian="normal" style:font-style-complex="normal"/>
    </style:style>
    <style:style style:name="T7" style:family="text">
      <style:text-properties fo:language="en" fo:country="US" fo:font-style="normal" officeooo:rsid="00288e0c" style:font-style-asian="normal" style:font-style-complex="normal"/>
    </style:style>
    <style:style style:name="T8" style:family="text">
      <style:text-properties fo:language="en" fo:country="US" fo:font-style="normal" officeooo:rsid="0029ea6d" style:font-style-asian="normal" style:font-style-complex="normal"/>
    </style:style>
    <style:style style:name="T9" style:family="text">
      <style:text-properties fo:language="en" fo:country="US" fo:font-style="normal" officeooo:rsid="002b4ec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promising student, once, a dreadful </text:span><text:span text:style-name="T4">dark wizard</text:span><text:span text:style-name="T1">, now. </text:span><text:span text:style-name="T3">After her school years, spent being friends with Minerva, she managed to remain hidden from her, afraid of the consequences that their encounter may cause. </text:span><text:span text:style-name="T5">She perfected her skills in divination and </text:span><text:span text:style-name="T6">became</text:span><text:span text:style-name="T5"> more cynical and </text:span><text:span text:style-name="T6">disillusioned</text:span><text:span text:style-name="T5">. </text:span><text:span text:style-name="T1">Her natural talent for </text:span><text:span text:style-name="T6">prophecies</text:span><text:span text:style-name="T1">, </text:span><text:span text:style-name="T2">her </text:span><text:span text:style-name="T1">resent and </text:span><text:span text:style-name="T2">her </text:span><text:span text:style-name="T1">wit, made her an important tool in the hand of the dark lord. </text:span><text:span text:style-name="T9">After gaining possession of a time-turner</text:span><text:span text:style-name="T7">, and despite knowing very well the rules of time, she somehow convinced herself that she could change the course of events, bringing her beloved </text:span><text:span text:style-name="T8">friend</text:span><text:span text:style-name="T7"> Minerva on her 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officeooo:rsid="00244d2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9:30.047454737</meta:creation-date>
    <dc:date>2020-12-19T16:43:13.021931973</dc:date>
    <meta:editing-duration>PT1H12M55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03" meta:character-count="624" meta:non-whitespace-character-count="522"/>
  </office:meta>
</office:document-meta>
</file>